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0.058cm"/>
    </style:style>
    <style:style style:name="Tableau1.D" style:family="table-column">
      <style:table-column-properties style:column-width="9.2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7">Vendredi 8 février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1">horaires</text:p>
          </table:table-cell>
          <table:table-cell table:style-name="Tableau1.B2" office:value-type="string">
            <text:p text:style-name="P9">CP</text:p>
          </table:table-cell>
          <table:table-cell table:style-name="Tableau1.C2" table:number-columns-spanned="2" office:value-type="string">
            <text:p text:style-name="P9">CE1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7">8h30</text:p>
            <text:p text:style-name="P7"/>
            <text:p text:style-name="P7"/>
            <text:p text:style-name="P7"/>
            <text:p text:style-name="P7">8h45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9h15</text:p>
            <text:p text:style-name="P7"/>
            <text:p text:style-name="P7"/>
            <text:p text:style-name="P7"/>
            <text:p text:style-name="P7">9h45</text:p>
          </table:table-cell>
          <table:table-cell table:style-name="Tableau1.B3" table:number-columns-spanned="3" office:value-type="string">
            <text:p text:style-name="P3">Rituel : - le jour d'aujourd'hui : la roue des jours + écriture de la date au tableau. Encodage par les CP</text:p>
          </table:table-cell>
          <table:covered-table-cell/>
          <table:covered-table-cell/>
        </table:table-row>
        <table:table-row>
          <table:covered-table-cell/>
          <table:table-cell table:style-name="Tableau1.A2" office:value-type="string">
            <text:p text:style-name="P6">Ecriture</text:p>
            <text:p text:style-name="P4">→ écriture sur le cahier → critères de réussite à remplir (écrire une phrase de ton choix, 3 fois)</text:p>
            <text:p text:style-name="P4">→ écrire les devoirs : lecture texte + mots outils + poésie jusqu'à la fin (éval vendredi)</text:p>
            <text:p text:style-name="P6">Lecture</text:p>
            <text:p text:style-name="P6">→ <text:span text:style-name="T1">lire dans sa tête le texte : entourer les mots qu'on ne connaît pas, qu'on ne comprend pas ou qu'on n'arrive pas à lire.</text:span></text:p>
            <text:p text:style-name="P4">Lecture individuelle puis deux par deux.</text:p>
            <text:p text:style-name="P15">→ Lecture tous ensemble</text:p>
            <text:p text:style-name="P15">→ questions sur la compréhension du texte : mimer le texte : raconter l'histoire ! </text:p>
            <text:p text:style-name="P15">→ exercices du fichier</text:p>
          </table:table-cell>
          <table:table-cell table:style-name="Tableau1.B3" table:number-columns-spanned="2" office:value-type="string">
            <text:p text:style-name="P20">EDL </text:p>
            <text:p text:style-name="P18">Séance 1 manipuler le groupe du verbe : collectif</text:p>
            <text:p text:style-name="P20">Lecture Fluence</text:p>
            <text:p text:style-name="P22">Lire texte sur table verte et chronométrer</text:p>
            <text:p text:style-name="P20">Copie renversée</text:p>
            <text:p text:style-name="P18">Recopier une partie de la lecture fluence, remplir critère de réussite</text:p>
            <text:p text:style-name="P21">Dictée</text:p>
            <text:p text:style-name="P18">Écoute de la dictée au casque</text:p>
            <text:p text:style-name="P19">Ecrire la dictée sur son cahier</text:p>
            <text:p text:style-name="P19">Autocorrection en vert sur la table de correction </text:p>
          </table:table-cell>
          <table:covered-table-cell/>
        </table:table-row>
        <table:table-row>
          <table:table-cell table:style-name="Tableau1.A2" office:value-type="string">
            <text:p text:style-name="P7">10h00</text:p>
          </table:table-cell>
          <table:table-cell table:style-name="Tableau1.C2" table:number-columns-spanned="3" office:value-type="string">
            <text:p text:style-name="P10">Récréation</text:p>
          </table:table-cell>
          <table:covered-table-cell/>
          <table:covered-table-cell/>
        </table:table-row>
        <table:table-row table:style-name="Tableau1.6">
          <table:table-cell table:style-name="Tableau1.A2" table:number-rows-spanned="2" office:value-type="string">
            <text:p text:style-name="P7">10h15</text:p>
            <text:p text:style-name="P7"/>
            <text:p text:style-name="P7"/>
            <text:p text:style-name="P7"/>
            <text:p text:style-name="P7">10h30</text:p>
          </table:table-cell>
          <table:table-cell table:style-name="Tableau1.B6" office:value-type="string">
            <text:p text:style-name="P16">→ apprendre les mots-outils TAOKI, s'entrainer sur les petits accordéons en papier + les écrire dans son carnet de mots-outils</text:p>
          </table:table-cell>
          <table:table-cell table:style-name="Tableau1.C6" table:number-columns-spanned="2" office:value-type="string">
            <text:p text:style-name="P19">Si le temps, fiche d'exercice 1 sur « manipuler le groupe du verbe »</text:p>
          </table:table-cell>
          <table:covered-table-cell/>
        </table:table-row>
        <table:table-row>
          <table:covered-table-cell/>
          <table:table-cell table:style-name="Tableau1.C6" table:number-columns-spanned="3" office:value-type="string">
            <text:p text:style-name="P2">Calcul mental :<text:span text:style-name="T1"> Les compléments à 10 CP</text:span></text:p>
            <text:p text:style-name="P2"><text:span text:style-name="T1"><text:s text:c="27"/>calcul type : 33 +... =40 <text:s text:c="5"/>(ce sont des révisions pour ces deux notions)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10h45</text:p>
          </table:table-cell>
          <table:table-cell table:style-name="Tableau1.B6" table:number-columns-spanned="2" office:value-type="string">
            <text:p text:style-name="P2">Petits problèmes additifs et soustractifs</text:p>
            <text:p text:style-name="P26">cf fichiers de maths dans armoire en bas</text:p>
          </table:table-cell>
          <table:covered-table-cell/>
          <table:table-cell table:style-name="Tableau1.C6" office:value-type="string">
            <text:p text:style-name="P2">Petits problèmes additifs et soustractifs</text:p>
            <text:p text:style-name="P26">cf fichiers de maths dans armoire en bas</text:p>
            <text:p text:style-name="P2"/>
          </table:table-cell>
        </table:table-row>
        <table:table-row>
          <table:table-cell table:style-name="Tableau1.A2" office:value-type="string">
            <text:p text:style-name="P7">11h30</text:p>
          </table:table-cell>
          <table:table-cell table:style-name="Tableau1.B9" table:number-columns-spanned="3" office:value-type="string">
            <text:p text:style-name="P17"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13h00</text:p>
          </table:table-cell>
          <table:table-cell table:style-name="Tableau1.C6" table:number-columns-spanned="3" office:value-type="string">
            <text:p text:style-name="P13">EMC : conseil d'élève ou cf guide ACCES (dans armoire en bas) AVEC CE2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13h45</text:p>
            <text:p text:style-name="P7"/>
          </table:table-cell>
          <table:table-cell table:style-name="Tableau1.C6" table:number-columns-spanned="3" office:value-type="string">
            <text:p text:style-name="P5">Ateliers autonome de maths : plan de travail </text:p>
            <text:p text:style-name="P5">Prise en charge d'un groupe de CP, (faire passer tous les CP) : atelier confusion d et b (mon plateau de jeu est ici, si tu trouves qqch sur internet....)</text:p>
            <text:p text:style-name="P5">Révision poésie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7">14h30</text:p>
          </table:table-cell>
          <table:table-cell table:style-name="Tableau1.B9" table:number-columns-spanned="3" office:value-type="string">
            <text:p text:style-name="P14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14h45</text:p>
            <text:p text:style-name="P12">les groupes tournent au bout de 30 min</text:p>
            <text:p text:style-name="P7">15h45</text:p>
            <text:p text:style-name="P7">16h00</text:p>
          </table:table-cell>
          <table:table-cell table:style-name="Tableau1.C6" table:number-columns-spanned="3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8">Groupe 1 CP</text:p>
                </table:table-cell>
                <table:table-cell table:style-name="Tableau3.A1" office:value-type="string">
                  <text:p text:style-name="P8">Groupe 2 CP</text:p>
                </table:table-cell>
                <table:table-cell table:style-name="Tableau3.A1" office:value-type="string">
                  <text:p text:style-name="P8">Groupe 1 CE1</text:p>
                </table:table-cell>
                <table:table-cell table:style-name="Tableau3.D1" office:value-type="string">
                  <text:p text:style-name="P8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8">Révision des mots outils deux par deux.</text:p>
                </table:table-cell>
                <table:table-cell table:style-name="Tableau3.A2" table:number-rows-spanned="2" office:value-type="string">
                  <text:p text:style-name="P8">Dictées muettes (<text:span text:style-name="T2">encodage</text:span>)</text:p>
                </table:table-cell>
                <table:table-cell table:style-name="Tableau3.C2" table:number-columns-spanned="2" office:value-type="string">
                  <text:p text:style-name="P8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8">Lecture à voix haute avec PE</text:p>
                </table:table-cell>
                <table:covered-table-cell/>
              </table:table-row>
            </table:table>
            <text:p text:style-name="P5">Bilan des ateliers / Regard sur les plans de travail. </text:p>
          </table:table-cell>
          <table:covered-table-cell/>
          <table:covered-table-cell/>
        </table:table-row>
      </table:table>
      <text:p text:style-name="P1"/>
      <text:p text:style-name="P1">Les critères de réussite en écriture sont dans une boite rouge dans l'armoire derrière le bureau. </text:p>
      <text:p text:style-name="P1"/>
      <text:p text:style-name="P1">MERCI ! BONNE JOURNEE ! </text:p>
      <text:p text:style-name="P1">Sabr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17T16:24:40.49</meta:creation-date>
    <dc:date>2019-02-08T08:03:35.64</dc:date>
    <meta:editing-duration>P3DT6H18M49S</meta:editing-duration>
    <meta:editing-cycles>14</meta:editing-cycles>
    <meta:generator>OpenOffice/4.1.5$Win32 OpenOffice.org_project/415m1$Build-9789</meta:generator>
    <dc:creator>Sabrina Agnellini</dc:creator>
    <meta:document-statistic meta:table-count="2" meta:image-count="0" meta:object-count="0" meta:page-count="1" meta:paragraph-count="67" meta:word-count="402" meta:character-count="2226"/>
  </office:meta>
</office:document-meta>
</file>